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fo:font-weight="bold" officeooo:rsid="0013a35f" officeooo:paragraph-rsid="0013a35f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officeooo:rsid="0013a35f" officeooo:paragraph-rsid="0013a35f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169776" officeooo:paragraph-rsid="00169776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officeooo:rsid="00169776" officeooo:paragraph-rsid="001832d0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officeooo:rsid="00169776" officeooo:paragraph-rsid="00190c1d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officeooo:rsid="00169776" officeooo:paragraph-rsid="00193aa2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16a606" officeooo:paragraph-rsid="0016977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16a606" officeooo:paragraph-rsid="0016a606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16a606" officeooo:paragraph-rsid="00171df1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19f114" officeooo:paragraph-rsid="0019f114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1ba029" officeooo:paragraph-rsid="001ba029" style:font-style-asian="normal" style:font-weight-asian="normal" style:font-style-complex="normal" style:font-weight-complex="normal"/>
    </style:style>
    <style:style style:name="T1" style:family="text">
      <style:text-properties officeooo:rsid="0016a606"/>
    </style:style>
    <style:style style:name="T2" style:family="text">
      <style:text-properties officeooo:rsid="0017bfec"/>
    </style:style>
    <style:style style:name="T3" style:family="text">
      <style:text-properties officeooo:rsid="001832d0"/>
    </style:style>
    <style:style style:name="T4" style:family="text">
      <style:text-properties officeooo:rsid="00190c1d"/>
    </style:style>
    <style:style style:name="T5" style:family="text">
      <style:text-properties officeooo:rsid="001ba029"/>
    </style:style>
    <style:style style:name="T6" style:family="text">
      <style:text-properties officeooo:rsid="001bd0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E</text:p>
      <text:p text:style-name="P1"/>
      <text:p text:style-name="P2">Idées : Reprendre le concept d’un « C’est pas sorcier » <text:span text:style-name="T3">ou pas</text:span></text:p>
      <text:p text:style-name="P2"/>
      <text:p text:style-name="P3">Rôle : <text:tab/></text:p>
      <text:p text:style-name="P4"><text:tab/><text:span text:style-name="T1">1 : fil conducteur + 1/3 des ondes elect (facile)<text:tab/>Lucas M <text:s text:c="4"/><text:tab/>Ingénieur</text:span></text:p>
      <text:p text:style-name="P9"><text:tab/>2 : <text:span text:style-name="T2">2/3</text:span> des ondes élects (technique)<text:tab/><text:tab/><text:tab/>Esteban<text:tab/><text:span text:style-name="T6">Spé ondes</text:span></text:p>
      <text:p text:style-name="P9"><text:tab/>3 : spécialiste radio (technique)<text:tab/><text:tab/><text:tab/><text:span text:style-name="T2">Lucas J<text:tab/>Spé Modul</text:span></text:p>
      <text:p text:style-name="P9"><text:tab/>4 : Mec qui fait les expér<text:span text:style-name="T4">i</text:span>ences<text:tab/><text:tab/><text:tab/><text:span text:style-name="T2">Baptiste<text:tab/>Spé réal</text:span></text:p>
      <text:p text:style-name="P3"><text:tab/> <text:s text:c="10"/></text:p>
      <text:p text:style-name="P3"/>
      <text:p text:style-name="P5">Intro : <text:span text:style-name="T4">L’ingénieur veut faire de la radio pour un petit coup, comment va t-il faire ? </text:span><text:s text:c="9"/><text:tab/></text:p>
      <text:p text:style-name="P5"><text:tab/><text:span text:style-name="T4">Il a qq notions sur les ondes électromagnétiques donc il explique un peu</text:span></text:p>
      <text:p text:style-name="P5"/>
      <text:p text:style-name="P6"><text:span text:style-name="T4">Il va ensuite voir un spécialiste en ondes électromagnétique, celui-ci lui explique les phénomènes liées aux ondes. Vient aux interférences, là expériences avec ‘ Mec qui fait les expériences ‘ </text:span></text:p>
      <text:p text:style-name="P6"/>
      <text:p text:style-name="P10">Il veut moduler l’onde pour sa radio le spé <text:span text:style-name="T5">ondes</text:span> l ‘envois voir <text:span text:style-name="T5">le spé modulation. Celui-ci décrit les différentes méthodes.</text:span></text:p>
      <text:p text:style-name="P10"/>
      <text:p text:style-name="P11">Q&amp;A avec le spé pour la répartition dans le monde et en France</text:p>
      <text:p text:style-name="P11"/>
      <text:p text:style-name="P11">Termine avec l’expérience pour moduler le signal avec <text:span text:style-name="T4">‘ Mec qui fait les expériences ‘ </text:span>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8:40:09.132000000</meta:creation-date>
    <dc:date>2019-02-27T09:35:25.163000000</dc:date>
    <meta:editing-duration>PT23M21S</meta:editing-duration>
    <meta:editing-cycles>8</meta:editing-cycles>
    <meta:generator>LibreOffice/5.4.7.2$Windows_x86 LibreOffice_project/c838ef25c16710f8838b1faec480ebba495259d0</meta:generator>
    <meta:document-statistic meta:table-count="0" meta:image-count="0" meta:object-count="0" meta:page-count="1" meta:paragraph-count="14" meta:word-count="167" meta:character-count="960" meta:non-whitespace-character-count="763"/>
  </office:meta>
</office:document-meta>
</file>